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83cf31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83cf31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383cf31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7d381e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3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6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7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18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0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36cd32e" style:font-size-asian="11pt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23e00b9" officeooo:paragraph-rsid="0349a297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7b3473" officeooo:paragraph-rsid="03503173" style:font-size-asian="11pt" style:font-weight-asian="bold" style:font-size-complex="11pt" style:font-weight-complex="bold"/>
    </style:style>
    <style:style style:name="P23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85fc69" style:font-size-asian="11pt" style:font-size-complex="11pt"/>
    </style:style>
    <style:style style:name="P28" style:family="paragraph" style:parent-style-name="Standard" style:list-style-name="RTF_5f_Num_20_3">
      <style:paragraph-properties fo:margin-top="0in" fo:margin-bottom="0in" loext:contextual-spacing="false" fo:line-height="100%"/>
      <style:text-properties style:font-name="Times New Roman" fo:font-size="11pt" style:text-underline-style="none" officeooo:paragraph-rsid="0385fc69" style:font-size-asian="11pt" style:font-size-complex="11pt"/>
    </style:style>
    <style:style style:name="P29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0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1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5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6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7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1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7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style:font-name="Times New Roman" fo:font-size="11pt" style:text-underline-style="none" fo:font-weight="normal" officeooo:rsid="07deb972" style:font-size-asian="11pt" style:font-weight-asian="normal" style:font-size-complex="11pt" style:font-weight-complex="normal"/>
    </style:style>
    <style:style style:name="T58" style:family="text">
      <style:text-properties fo:color="#000000" fo:font-size="10.5pt" fo:font-weight="normal" officeooo:rsid="07deb972" style:font-size-asian="10.5pt" style:font-weight-asian="normal" style:font-size-complex="10.5pt" style:font-weight-complex="normal"/>
    </style:style>
    <style:style style:name="T59" style:family="text">
      <style:text-properties fo:color="#000000" fo:font-size="10.5pt" fo:font-weight="normal" officeooo:rsid="05227385" style:font-size-asian="10.5pt" style:font-weight-asian="normal" style:font-size-complex="10.5pt" style:font-weight-complex="normal"/>
    </style:style>
    <style:style style:name="T60" style:family="text">
      <style:text-properties fo:color="#000000" fo:font-weight="bold" officeooo:rsid="0099d3c9" style:font-weight-asian="bold" style:font-weight-complex="bold"/>
    </style:style>
    <style:style style:name="T61" style:family="text">
      <style:text-properties fo:color="#000000" fo:font-weight="bold" officeooo:rsid="0385fc69" style:font-weight-asian="bold" style:font-weight-complex="bold"/>
    </style:style>
    <style:style style:name="T62" style:family="text">
      <style:text-properties fo:color="#000000" fo:font-weight="normal" officeooo:rsid="033bf252" style:font-weight-asian="normal" style:font-weight-complex="normal"/>
    </style:style>
    <style:style style:name="T63" style:family="text">
      <style:text-properties fo:color="#000000" fo:font-weight="normal" officeooo:rsid="0385fc69" style:font-weight-asian="normal" style:font-weight-complex="normal"/>
    </style:style>
    <style:style style:name="T64" style:family="text">
      <style:text-properties officeooo:rsid="00260b39"/>
    </style:style>
    <style:style style:name="T65" style:family="text">
      <style:text-properties officeooo:rsid="00278b3f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37f45c" style:font-weight-asian="normal" style:font-weight-complex="normal"/>
    </style:style>
    <style:style style:name="T68" style:family="text">
      <style:text-properties fo:font-weight="normal" officeooo:rsid="00278b3f" style:font-weight-asian="normal" style:font-weight-complex="normal"/>
    </style:style>
    <style:style style:name="T69" style:family="text">
      <style:text-properties fo:font-weight="normal" officeooo:rsid="02674a71" style:font-weight-asian="normal" style:font-weight-complex="normal"/>
    </style:style>
    <style:style style:name="T70" style:family="text">
      <style:text-properties fo:font-weight="normal" officeooo:rsid="02ce3488" style:font-weight-asian="normal" style:font-weight-complex="normal"/>
    </style:style>
    <style:style style:name="T71" style:family="text">
      <style:text-properties fo:font-weight="normal" officeooo:rsid="02d0d670" style:font-weight-asian="normal" style:font-weight-complex="normal"/>
    </style:style>
    <style:style style:name="T72" style:family="text">
      <style:text-properties fo:font-weight="normal" officeooo:rsid="03396ad7" style:font-weight-asian="normal" style:font-weight-complex="normal"/>
    </style:style>
    <style:style style:name="T73" style:family="text">
      <style:text-properties fo:font-weight="normal" officeooo:rsid="033189bf" style:font-weight-asian="normal" style:font-weight-complex="normal"/>
    </style:style>
    <style:style style:name="T74" style:family="text">
      <style:text-properties fo:font-weight="normal" officeooo:rsid="0349a297" style:font-weight-asian="normal" style:font-weight-complex="normal"/>
    </style:style>
    <style:style style:name="T75" style:family="text">
      <style:text-properties fo:font-weight="normal" officeooo:rsid="00d7bb59" style:font-weight-asian="normal" style:font-weight-complex="normal"/>
    </style:style>
    <style:style style:name="T76" style:family="text">
      <style:text-properties fo:font-weight="normal" officeooo:rsid="00d93405" style:font-weight-asian="normal" style:font-weight-complex="normal"/>
    </style:style>
    <style:style style:name="T77" style:family="text">
      <style:text-properties fo:font-weight="normal" officeooo:rsid="02b6eac2" style:font-weight-asian="normal" style:font-weight-complex="normal"/>
    </style:style>
    <style:style style:name="T78" style:family="text">
      <style:text-properties fo:font-weight="normal" officeooo:rsid="02b5314a" style:font-weight-asian="normal" style:font-weight-complex="normal"/>
    </style:style>
    <style:style style:name="T79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3e5cca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41f6f3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9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00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101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02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103" style:family="text">
      <style:text-properties fo:font-style="normal" style:text-underline-style="none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04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4150316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12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13" style:family="text">
      <style:text-properties fo:font-style="normal" style:text-underline-style="solid" style:text-underline-width="auto" style:text-underline-color="font-color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14" style:family="text">
      <style:text-properties style:text-underline-style="none" fo:font-weight="normal" style:font-weight-asian="normal" style:font-weight-complex="normal"/>
    </style:style>
    <style:style style:name="T115" style:family="text">
      <style:text-properties style:text-underline-style="none" fo:font-weight="normal" officeooo:rsid="0475f12f" style:font-weight-asian="normal" style:font-weight-complex="normal"/>
    </style:style>
    <style:style style:name="T116" style:family="text">
      <style:text-properties style:text-underline-style="none" fo:font-weight="normal" officeooo:rsid="0459229f" style:font-weight-asian="normal" style:font-weight-complex="normal"/>
    </style:style>
    <style:style style:name="T117" style:family="text">
      <style:text-properties style:text-underline-style="none" fo:font-weight="normal" officeooo:rsid="036e4e02" style:font-weight-asian="normal" style:font-weight-complex="normal"/>
    </style:style>
    <style:style style:name="T118" style:family="text">
      <style:text-properties style:text-underline-style="none" fo:font-weight="normal" officeooo:rsid="036f92df" style:font-weight-asian="normal" style:font-weight-complex="normal"/>
    </style:style>
    <style:style style:name="T119" style:family="text">
      <style:text-properties style:text-underline-style="none" fo:font-weight="normal" officeooo:rsid="037d381e" style:font-weight-asian="normal" style:font-weight-complex="normal"/>
    </style:style>
    <style:style style:name="T120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121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122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123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124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25" style:family="text">
      <style:text-properties officeooo:rsid="003b8c87" style:font-name-complex="Arial1"/>
    </style:style>
    <style:style style:name="T126" style:family="text">
      <style:text-properties officeooo:rsid="00a98c5f" style:font-name-complex="Arial1"/>
    </style:style>
    <style:style style:name="T127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28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29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31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32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33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34" style:family="text">
      <style:text-properties style:font-name="Times New Roman" fo:font-weight="bold" style:font-weight-asian="bold" style:font-weight-complex="bold"/>
    </style:style>
    <style:style style:name="T135" style:family="text">
      <style:text-properties style:font-name="Times New Roman" fo:font-weight="bold" officeooo:rsid="023ac0bd" style:font-weight-asian="bold" style:font-weight-complex="bold"/>
    </style:style>
    <style:style style:name="T136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37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38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39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40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41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42" style:family="text">
      <style:text-properties style:font-name="Times New Roman" fo:letter-spacing="0.002in" officeooo:rsid="023ac0bd"/>
    </style:style>
    <style:style style:name="T143" style:family="text">
      <style:text-properties style:font-name="Times New Roman" fo:letter-spacing="0.002in" officeooo:rsid="02c940cf"/>
    </style:style>
    <style:style style:name="T144" style:family="text">
      <style:text-properties style:font-name="Times New Roman" fo:letter-spacing="0.002in" officeooo:rsid="015f885d"/>
    </style:style>
    <style:style style:name="T145" style:family="text">
      <style:text-properties style:font-name="Times New Roman" fo:letter-spacing="0.002in" officeooo:rsid="0307f9f1"/>
    </style:style>
    <style:style style:name="T146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47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48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49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50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51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52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53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54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55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56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57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58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59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60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61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62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63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64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65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66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67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68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69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70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71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72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73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74" style:family="text">
      <style:text-properties officeooo:rsid="00d92337"/>
    </style:style>
    <style:style style:name="T175" style:family="text">
      <style:text-properties officeooo:rsid="0137f45c"/>
    </style:style>
    <style:style style:name="T176" style:family="text">
      <style:text-properties officeooo:rsid="01f65f19"/>
    </style:style>
    <style:style style:name="T177" style:family="text">
      <style:text-properties officeooo:rsid="02ccee6b"/>
    </style:style>
    <style:style style:name="T178" style:family="text">
      <style:text-properties officeooo:rsid="02ce3488"/>
    </style:style>
    <style:style style:name="T179" style:family="text">
      <style:text-properties officeooo:rsid="03271583"/>
    </style:style>
    <style:style style:name="T180" style:family="text">
      <style:text-properties officeooo:rsid="033189bf"/>
    </style:style>
    <style:style style:name="T181" style:family="text">
      <style:text-properties fo:font-size="12pt" style:font-size-asian="12pt" style:font-size-complex="12pt"/>
    </style:style>
    <style:style style:name="T182" style:family="text">
      <style:text-properties officeooo:rsid="0349a297"/>
    </style:style>
    <style:style style:name="T183" style:family="text">
      <style:text-properties officeooo:rsid="034b463a"/>
    </style:style>
    <style:style style:name="T184" style:family="text">
      <style:text-properties fo:font-style="italic" style:text-underline-style="none" officeooo:rsid="00391b97" style:font-style-asian="italic" style:font-style-complex="italic"/>
    </style:style>
    <style:style style:name="T185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  <style:style style:name="T186" style:family="text">
      <style:text-properties officeooo:rsid="023e00b9"/>
    </style:style>
    <style:style style:name="T187" style:family="text">
      <style:text-properties officeooo:rsid="0110b95f"/>
    </style:style>
    <style:style style:name="T188" style:family="text">
      <style:text-properties officeooo:rsid="0b7b413a"/>
    </style:style>
    <style:style style:name="T189" style:family="text">
      <style:text-properties officeooo:rsid="0b573f7c"/>
    </style:style>
    <style:style style:name="T190" style:family="text">
      <style:text-properties officeooo:rsid="00d7bb59"/>
    </style:style>
    <style:style style:name="T191" style:family="text">
      <style:text-properties officeooo:rsid="00d934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1">Curriculum vitae<text:tab/><text:tab/><text:tab/><text:tab/><text:tab/><text:tab/><text:tab/></text:span><text:tab/><text:tab/></text:p>
      <text:p text:style-name="P15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6"><text:span text:style-name="T144">ORCID: 0000-0001-5537-637X </text:span><text:span text:style-name="T145">| </text:span><text:span text:style-name="T142">R</text:span><text:span text:style-name="T143">esearch website: http://www.iki.fi/Leo.Lahti</text:span></text:p>
      <text:p text:style-name="P6"><text:span text:style-name="T135">E</text:span><text:span text:style-name="T134">ducation</text:span></text:p>
      <text:p text:style-name="P3"><text:span text:style-name="T67">9/</text:span><text:span text:style-name="T66">20</text:span><text:span text:style-name="T68">15 </text:span><text:span text:style-name="T71">Title of </text:span><text:span text:style-name="T69">Docent </text:span><text:span text:style-name="T70">(Applied Mathematics)</text:span>, University of <text:span text:style-name="T65">Turku, Finland.</text:span></text:p>
      <text:p text:style-name="P4"><text:span text:style-name="T175">12/2010 </text:span>Doctor of Science <text:span text:style-name="T176">in </text:span>Technology <text:span text:style-name="T178">(Bioinformatics)</text:span>, <text:span text:style-name="T64">Aalto University</text:span>, <text:span text:style-name="T177">Finland</text:span><text:span text:style-name="T125">. </text:span></text:p>
      <text:p text:style-name="P4"><text:span text:style-name="T175">12/2003 </text:span>Master of Science <text:span text:style-name="T176">in </text:span>Technology <text:span text:style-name="T178">(Engineering Mathematics)</text:span>, <text:span text:style-name="T64">Helsinki Univ. Technology</text:span>, <text:span text:style-name="T177">Finland</text:span><text:span text:style-name="T126">. </text:span></text:p>
      <text:p text:style-name="P7"><text:span text:style-name="T174">7/2008 Bachelor </text:span>of Science <text:span text:style-name="T176">in Political Sciences (Practical Philosophy)</text:span>, <text:span text:style-name="T64">University of Helsinki</text:span>, <text:span text:style-name="T177">Finland.</text:span></text:p>
      <text:p text:style-name="P2">Current <text:span text:style-name="T179">positions</text:span></text:p>
      <text:p text:style-name="P11"><text:span text:style-name="T182">8/2019</text:span>- <text:s/><text:span text:style-name="T182">Associate Professor. </text:span><text:span text:style-name="T66">University of Turku. </text:span><text:span text:style-name="T74">Department of Future Technologies</text:span></text:p>
      <text:p text:style-name="P11"><text:span text:style-name="T119">8/2019- Director, Turku Center for Computational Humanities</text:span><text:span text:style-name="T114"> </text:span></text:p>
      <text:p text:style-name="P13">6/2019- Turku City Data Oy Board member and scientific advisor (from founding date). <text:s/></text:p>
      <text:p text:style-name="P12"><text:span text:style-name="T169">4/2017- </text:span><text:span text:style-name="T170">S</text:span><text:span text:style-name="T171">cientific advisor, </text:span><text:span text:style-name="T172">Machine Learning &amp; AI. </text:span><text:span text:style-name="T171">Blueprint Genetics </text:span><text:span text:style-name="T173">Co. </text:span><text:span text:style-name="T170">Finland.</text:span><text:span text:style-name="T172"> </text:span></text:p>
      <text:p text:style-name="P21"/>
      <text:p text:style-name="P22">Previous positions and international experience</text:p>
      <text:p text:style-name="P9">9/2016-<text:span text:style-name="T183">7</text:span>/20<text:span text:style-name="T183">19</text:span> <text:span text:style-name="T180">Group leader </text:span><text:span text:style-name="T73">&amp; </text:span><text:span text:style-name="T66">Academy Research Fellow. University of Turku. Mathematics and Statistics. </text:span></text:p>
      <text:p text:style-name="P10"><text:span text:style-name="T186">12/2015-8/2018<text:tab/> </text:span>Visiting scholar. VIB/KU Leuven, Belgium. <text:s/></text:p>
      <text:p text:style-name="P8"><text:span text:style-name="T22">9/</text:span><text:span text:style-name="T23">2012-</text:span><text:span text:style-name="T22">8/</text:span><text:span text:style-name="T23">2015<text:tab/>Academy of Finland </text:span><text:span text:style-name="T25">Postdoc</text:span><text:span text:style-name="T23">.</text:span><text:span text:style-name="T24"> </text:span><text:span text:style-name="T79">Wageningen </text:span><text:span text:style-name="T86">University </text:span><text:span text:style-name="T80">(</text:span><text:span text:style-name="T87">The </text:span><text:span text:style-name="T80">Netherlands)</text:span><text:span text:style-name="T81">. </text:span></text:p>
      <text:p text:style-name="P8"><text:span text:style-name="T104">3/</text:span><text:span text:style-name="T105">2011</text:span><text:span text:style-name="T104">-12/</text:span><text:span text:style-name="T106">2011 </text:span><text:span text:style-name="T107">Postdoc,</text:span><text:span text:style-name="T106"> </text:span><text:span text:style-name="T108">Uni. </text:span><text:span text:style-name="T106">Helsinki/FiDiPro </text:span><text:span text:style-name="T109">&amp;</text:span><text:span text:style-name="T106"> Microbial Food Safety C</text:span><text:span text:style-name="T110">enter of Excellence</text:span><text:span text:style-name="T106">.</text:span></text:p>
      <text:p text:style-name="P18"><text:span text:style-name="T82">1</text:span><text:span text:style-name="T81">1/2010-1/2011<text:tab/></text:span><text:span text:style-name="T26">Visiting </text:span><text:span text:style-name="T23">scholar.</text:span><text:span text:style-name="T27"> </text:span><text:span text:style-name="T81">European Bioinformatics Institute EBI, UK. </text:span></text:p>
      <text:p text:style-name="P8"><text:span text:style-name="T88">1/</text:span><text:span text:style-name="T89">2</text:span><text:span text:style-name="T90">006-</text:span><text:span text:style-name="T88">2/</text:span><text:span text:style-name="T90">2011<text:tab/></text:span><text:span text:style-name="T91">Doctoral candidate</text:span><text:span text:style-name="T90">. Information and Computer science, Aalto Uni., Finland. <text:s text:c="2"/><text:tab/></text:span><text:span text:style-name="T92">&amp; </text:span><text:span text:style-name="T90">Adaptive Informatics C</text:span><text:span text:style-name="T93">enter of Excellence, </text:span><text:span text:style-name="T90">Helsinki Institute for Information Technology </text:span><text:span text:style-name="T94">HIIT.</text:span><text:span text:style-name="T90"> </text:span></text:p>
      <text:p text:style-name="P8"><text:span text:style-name="T95">9-12/</text:span><text:span text:style-name="T96">2</text:span><text:span text:style-name="T97">005 </text:span><text:span text:style-name="T187">R</text:span>esearcher. <text:span text:style-name="T66">University of Helsinki, </text:span>Finland. <text:span text:style-name="T188">Dpt. </text:span>Computer Science </text:p>
      <text:p text:style-name="P8"><text:span text:style-name="T189">9/2004-8/2005<text:tab/>Researcher</text:span><text:span text:style-name="T75">. Turku Center for Biotechnology, </text:span><text:span text:style-name="T190">Finland (Civil service)</text:span></text:p>
      <text:p text:style-name="P8"><text:span text:style-name="T190">1/2003-6/2004<text:tab/>Research assistant</text:span><text:span text:style-name="T76">. </text:span><text:span text:style-name="T77">Helsinki / </text:span><text:span text:style-name="T78">TKK; </text:span><text:span text:style-name="T191">Neural Networks Center of Excellence. </text:span></text:p>
      <text:p text:style-name="P19"><text:span text:style-name="T81">7/2002 Summer trainee. </text:span><text:span text:style-name="T84">Croatian </text:span><text:span text:style-name="T85">Meteorological Institute, Zagreb, Croatia. </text:span><text:span text:style-name="T81"><text:s/></text:span><text:span text:style-name="T85"><text:s/></text:span><text:span text:style-name="T81"><text:s/></text:span></text:p>
      <text:p text:style-name="P18"><text:span text:style-name="T81">6/2001-8/2001</text:span><text:span text:style-name="T83"> </text:span><text:span text:style-name="T81">Research trainee. CERN, Geneva, Switzerland. </text:span></text:p>
      <text:p text:style-name="P19"><text:span text:style-name="T85">9</text:span><text:span text:style-name="T81">-10/2000 Volunteer</text:span><text:span text:style-name="T83">ing teacher. </text:span><text:span text:style-name="T81">Dakshinayan, Bihar, India. </text:span></text:p>
      <text:p text:style-name="P17"><text:span text:style-name="T2">Fellowships and awards in the last 5 years </text:span><text:span text:style-name="T184">Major </text:span><text:span text:style-name="T185">awards:</text:span><text:span text:style-name="T111">Academy of Finland </text:span><text:span text:style-name="T112">Research F</text:span><text:span text:style-name="T111">ellow</text:span><text:span text:style-name="T98"> (</text:span><text:span text:style-name="T102">1.14M</text:span><text:span text:style-name="T101">e; </text:span><text:span text:style-name="T100">9/</text:span><text:span text:style-name="T101">201</text:span><text:span text:style-name="T99">6</text:span><text:span text:style-name="T101">-</text:span><text:span text:style-name="T100">8/</text:span><text:span text:style-name="T101">20</text:span><text:span text:style-name="T99">21</text:span><text:span text:style-name="T98">); </text:span><text:span text:style-name="T113">SPARC grant</text:span><text:span text:style-name="T103">, government of India (2019-2021; 60 000e); </text:span><text:span text:style-name="T127">201</text:span><text:span text:style-name="T128">7</text:span><text:span text:style-name="T127"> Open </text:span><text:span text:style-name="T129">S</text:span><text:span text:style-name="T127">cience award </text:span><text:span text:style-name="T130">by</text:span><text:span text:style-name="T127"> Ministry of Education and Culture</text:span><text:span text:style-name="T120"> </text:span><text:span text:style-name="T124">f</text:span><text:span text:style-name="T120">or </text:span><text:span text:style-name="T121">Open Knowledge Finland Open Science work group, </text:span><text:span text:style-name="T123">where</text:span><text:span text:style-name="T121"> I am founding member, first coordinator, and </text:span><text:span text:style-name="T122">active </text:span><text:span text:style-name="T123">contributor</text:span><text:span text:style-name="T121">.</text:span></text:p>
      <text:p text:style-name="P14"><text:span text:style-name="T3">S</text:span><text:span text:style-name="T1">upervision </text:span><text:span text:style-name="T3">of graduate students and research fellows </text:span><text:span text:style-name="T72">PI in University of Turku. </text:span><text:span text:style-name="T20">P</text:span><text:span text:style-name="T18">rimary supervisor for </text:span><text:span text:style-name="T14">2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28">.</text:span></text:p>
      <text:list xml:id="list1987749898" text:style-name="RTF_5f_Num_20_3">
        <text:list-item>
          <text:p text:style-name="P29">Community service</text:p>
        </text:list-item>
        <text:list-item>
          <text:p text:style-name="P24"><text:span text:style-name="T146">2</text:span><text:span text:style-name="T152">022 European Conference on Computational Biology (ECCB)</text:span><text:span text:style-name="T148">.</text:span><text:span text:style-name="T147"> </text:span><text:span text:style-name="T153">O</text:span><text:span text:style-name="T154">rganiz</text:span><text:span text:style-name="T153">ing committee</text:span><text:span text:style-name="T155">.</text:span></text:p>
        </text:list-item>
        <text:list-item>
          <text:h text:style-name="P20" text:outline-level="2"><text:span text:style-name="T115">2019 </text:span><text:span text:style-name="T117">2 x </text:span><text:span text:style-name="T116">PhD thes</text:span><text:span text:style-name="T118">i</text:span><text:span text:style-name="T116">s opponent </text:span><text:span text:style-name="T115">(</text:span><text:span text:style-name="T116">Karolinska, Sweden </text:span><text:span text:style-name="T115">&amp; Wageningen, The Netherlands)</text:span></text:h>
        </text:list-item>
        <text:list-item>
          <text:p text:style-name="P28"><text:span text:style-name="T63">2019- </text:span><text:span text:style-name="T62">Finnish Coordinator and Management Committee member </text:span><text:span text:style-name="T63">for the</text:span><text:span text:style-name="T62"> </text:span><text:span text:style-name="T59">COST Network CA18131. Statistical and machine learning techniques in human microbiome studies</text:span><text:span text:style-name="T58">.</text:span></text:p>
        </text:list-item>
        <text:list-item>
          <text:p text:style-name="P27"><text:span text:style-name="T146">2</text:span><text:span text:style-name="T156">019- </text:span>DARIAH-EU Bibliographic Data work group member. </text:p>
        </text:list-item>
        <text:list-item>
          <text:p text:style-name="P25"><text:span text:style-name="T146">2018- </text:span><text:span text:style-name="T147">Editor</text:span><text:span text:style-name="T148">ial board.</text:span><text:span text:style-name="T147"> </text:span><text:span text:style-name="T149">Frontiers in Microbiology </text:span><text:span text:style-name="T150">(2019-) </text:span><text:span text:style-name="T149">&amp; </text:span><text:span text:style-name="T147">Versus </text:span><text:span text:style-name="T151">Journal </text:span><text:span text:style-name="T150">(2018-)</text:span><text:span text:style-name="T35">. </text:span></text:p>
        </text:list-item>
        <text:list-item>
          <text:p text:style-name="P26"><text:span text:style-name="T136">12/</text:span><text:span text:style-name="T137">2016 </text:span><text:span text:style-name="T136">(</text:span><text:span text:style-name="T131">Int’</text:span><text:span text:style-name="T132">l</text:span><text:span text:style-name="T133">) </text:span><text:span text:style-name="T136">Conference </text:span><text:span text:style-name="T137">Philosophy and History of Open Science. </text:span><text:span text:style-name="T141">O</text:span><text:span text:style-name="T138">rganiz</text:span><text:span text:style-name="T141">ing committee</text:span><text:span text:style-name="T137">.</text:span></text:p>
        </text:list-item>
        <text:list-item>
          <text:p text:style-name="P26"><text:span text:style-name="T136">3/</text:span><text:span text:style-name="T137">2</text:span><text:span text:style-name="T136">018 </text:span><text:span text:style-name="T29">D</text:span><text:span text:style-name="T30">igital Humanities in the Nordics</text:span><text:span text:style-name="T31">. </text:span><text:span text:style-name="T140">P</text:span><text:span text:style-name="T139">rogram </text:span><text:span text:style-name="T137">committee</text:span><text:span text:style-name="T30"> </text:span><text:span text:style-name="T32">(Open Science chair).</text:span></text:p>
        </text:list-item>
        <text:list-item>
          <text:p text:style-name="P26"><text:span text:style-name="T32">9/2018 </text:span><text:span text:style-name="T29">European Conference Machine Learning &amp; Knowledge Discovery</text:span><text:span text:style-name="T33">. </text:span><text:span text:style-name="T32">Program committee</text:span><text:span text:style-name="T34">.</text:span></text:p>
        </text:list-item>
        <text:list-item>
          <text:p text:style-name="P26"><text:span text:style-name="T36">9/2017 </text:span><text:span text:style-name="T37">European Conference Machine Learning &amp; Knowledge Discovery</text:span><text:span text:style-name="T38">. </text:span><text:span text:style-name="T36">Program committee</text:span><text:span text:style-name="T39">.</text:span></text:p>
        </text:list-item>
        <text:list-item>
          <text:p text:style-name="P25"><text:span text:style-name="T157">201</text:span><text:span text:style-name="T158">3</text:span><text:span text:style-name="T159">-1</text:span><text:span text:style-name="T158">5 </text:span><text:span text:style-name="T160">Found</text:span><text:span text:style-name="T161">er</text:span><text:span text:style-name="T160"> </text:span><text:span text:style-name="T162">&amp;</text:span><text:span text:style-name="T160"> </text:span><text:span text:style-name="T158">coordinator. </text:span><text:span text:style-name="T160">Open Knowledge Finland </text:span><text:span text:style-name="T163">ry. </text:span><text:span text:style-name="T160">Open Science Work Group. </text:span><text:span text:style-name="T164">Finland.</text:span></text:p>
        </text:list-item>
        <text:list-item>
          <text:p text:style-name="P25"><text:span text:style-name="T165">2009-10 Board member, </text:span><text:span text:style-name="T164">PR &amp; </text:span><text:span text:style-name="T166">v</text:span><text:span text:style-name="T165">ice pres</text:span><text:span text:style-name="T167">ident</text:span><text:span text:style-name="T165">. </text:span><text:span text:style-name="T168">Society for Bioinformatics</text:span><text:span text:style-name="T165">. </text:span><text:span text:style-name="T164">Finland.</text:span></text:p>
          <text:list>
            <text:list-item>
              <text:list>
                <text:list-item>
                  <text:p text:style-name="P23"><text:s/></text:p>
                </text:list-item>
              </text:list>
            </text:list-item>
          </text:list>
        </text:list-item>
      </text:list>
      <text:p text:style-name="P5"><text:span text:style-name="T40">Bibliographic information </text:span><text:span text:style-name="T43">6</text:span><text:span text:style-name="T45">3</text:span><text:span text:style-name="T41"> peer-reviewed publications; h-index </text:span><text:span text:style-name="T43">20</text:span><text:span text:style-name="T41">; </text:span><text:span text:style-name="T43">20</text:span><text:span text:style-name="T41">00+ citations; </text:span><text:span text:style-name="T42">150+ co-authors; </text:span><text:span text:style-name="T44">10</text:span><text:span text:style-name="T56">0+ </text:span><text:span text:style-name="T52">academic </text:span><text:span text:style-name="T55">presentations </text:span><text:span text:style-name="T54">and </text:span><text:span text:style-name="T47">workshops </text:span><text:span text:style-name="T52">in </text:span><text:span text:style-name="T53">15+ countries</text:span><text:span text:style-name="T46">. </text:span><text:span text:style-name="T48">Developer of 10+ mature open research software projects </text:span><text:span text:style-name="T50">(bioinformatics, machine learning, open data) </text:span><text:span text:style-name="T49">with ~</text:span><text:span text:style-name="T51">100k </text:span><text:span text:style-name="T50">annual </text:span><text:span text:style-name="T49">downloads</text:span><text:span text:style-name="T4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7.1$Linux_X86_64 LibreOffice_project/20$Build-1</meta:generator>
    <dc:date>2019-11-07T16:29:18.625695013</dc:date>
    <meta:editing-duration>PT18H54M25S</meta:editing-duration>
    <meta:editing-cycles>637</meta:editing-cycles>
    <meta:document-statistic meta:table-count="0" meta:image-count="0" meta:object-count="0" meta:page-count="1" meta:paragraph-count="42" meta:word-count="482" meta:character-count="3831" meta:non-whitespace-character-count="3353"/>
  </office:meta>
</office:document-meta>
</file>